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f9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5a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4f9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af9d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b49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76cb" officeooo:paragraph-rsid="001376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f9bc" officeooo:paragraph-rsid="0013f9b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5a89a" officeooo:paragraph-rsid="0015a8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38262" officeooo:paragraph-rsid="0013f9b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84f9d" officeooo:paragraph-rsid="00184f9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ru" fo:country="RU" officeooo:rsid="0013f9bc"/>
    </style:style>
    <style:style style:name="T12" style:family="text">
      <style:text-properties fo:language="ru" fo:country="RU" officeooo:rsid="0015a89a"/>
    </style:style>
    <style:style style:name="T13" style:family="text">
      <style:text-properties fo:language="ru" fo:country="RU" officeooo:rsid="00184f9d"/>
    </style:style>
    <style:style style:name="T14" style:family="text">
      <style:text-properties fo:language="ru" fo:country="RU" officeooo:rsid="001923ce"/>
    </style:style>
    <style:style style:name="T15" style:family="text">
      <style:text-properties fo:language="ru" fo:country="RU" officeooo:rsid="001af9dd"/>
    </style:style>
    <style:style style:name="T16" style:family="text">
      <style:text-properties fo:language="ru" fo:country="RU" officeooo:rsid="001b499a"/>
    </style:style>
    <style:style style:name="T17" style:family="text">
      <style:text-properties fo:language="ru" fo:country="RU" officeooo:rsid="001c42fc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officeooo:rsid="000ab2ef"/>
    </style:style>
    <style:style style:name="T21" style:family="text">
      <style:text-properties fo:language="en" fo:country="US" officeooo:rsid="000bc4ff"/>
    </style:style>
    <style:style style:name="T22" style:family="text">
      <style:text-properties fo:language="en" fo:country="US" officeooo:rsid="000e4173"/>
    </style:style>
    <style:style style:name="T2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86c37"/>
    </style:style>
    <style:style style:name="T28" style:family="text">
      <style:text-properties officeooo:rsid="000992e2"/>
    </style:style>
    <style:style style:name="T29" style:family="text">
      <style:text-properties officeooo:rsid="000ab2ef"/>
    </style:style>
    <style:style style:name="T30" style:family="text">
      <style:text-properties officeooo:rsid="000bc4ff"/>
    </style:style>
    <style:style style:name="T31" style:family="text">
      <style:text-properties officeooo:rsid="000e4173"/>
    </style:style>
    <style:style style:name="T32" style:family="text">
      <style:text-properties officeooo:rsid="0010e5c8"/>
    </style:style>
    <style:style style:name="T33" style:family="text">
      <style:text-properties officeooo:rsid="001231ef"/>
    </style:style>
    <style:style style:name="T34" style:family="text">
      <style:text-properties officeooo:rsid="00127c55"/>
    </style:style>
    <style:style style:name="T35" style:family="text">
      <style:text-properties officeooo:rsid="001316c6"/>
    </style:style>
    <style:style style:name="T36" style:family="text">
      <style:text-properties officeooo:rsid="001376cb"/>
    </style:style>
    <style:style style:name="T37" style:family="text">
      <style:text-properties officeooo:rsid="00138262"/>
    </style:style>
    <style:style style:name="T38" style:family="text">
      <style:text-properties officeooo:rsid="0013f9bc"/>
    </style:style>
    <style:style style:name="T39" style:family="text">
      <style:text-properties officeooo:rsid="0015a89a"/>
    </style:style>
    <style:style style:name="T40" style:family="text">
      <style:text-properties officeooo:rsid="001727ce"/>
    </style:style>
    <style:style style:name="T41" style:family="text">
      <style:text-properties officeooo:rsid="00184f9d"/>
    </style:style>
    <style:style style:name="T42" style:family="text">
      <style:text-properties officeooo:rsid="001923ce"/>
    </style:style>
    <style:style style:name="T43" style:family="text">
      <style:text-properties officeooo:rsid="001af9dd"/>
    </style:style>
    <style:style style:name="T44" style:family="text">
      <style:text-properties officeooo:rsid="001b49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3">EVO Reset Service</text:p>
      <text:p text:style-name="P32"/>
      <text:p text:style-name="P12"><text:span text:style-name="T44">18</text:span><text:span text:style-name="T41">.0</text:span><text:span text:style-name="T44">5</text:span><text:span text:style-name="T41">.2013 </text:span><text:span text:style-name="T13">Версия 0.53</text:span><text:span text:style-name="T41">c </text:span><text:span text:style-name="T13">Исправление</text:span></text:p>
      <text:p text:style-name="P28">- исправлена ошибка неправильного монтирования образа при размере кластера 1 сектор.</text:p>
      <text:p text:style-name="P12"><text:span text:style-name="T13">- </text:span><text:span text:style-name="T14">исправлена ошибка загрузчика </text:span><text:span text:style-name="T42">HDD boot.</text:span></text:p>
      <text:p text:style-name="P13"><text:span text:style-name="T43">- </text:span><text:span text:style-name="T15">исправлена ошибка для </text:span><text:span text:style-name="T43">FAT12/16 </text:span><text:span text:style-name="T15">получения неправильного номера кластера.</text:span></text:p>
      <text:p text:style-name="P14"><text:span text:style-name="T44">- </text:span><text:span text:style-name="T16">исправлена ошибка </text:span><text:span text:style-name="T17">не сохранения</text:span><text:span text:style-name="T16"> порта </text:span><text:span text:style-name="T44">#EFF7 </text:span><text:span text:style-name="T16">при вхождении в </text:span><text:span text:style-name="T44">RST </text:span><text:span text:style-name="T16">8 и выбранном режиме памяти 48</text:span><text:span text:style-name="T44">K.</text:span></text:p>
      <text:p text:style-name="P20"/>
      <text:p text:style-name="P11"><text:span text:style-name="T39">10.03.2013 </text:span><text:span text:style-name="T12">Версия 0.53</text:span><text:span text:style-name="T39">b </text:span><text:span text:style-name="T12">Исправление</text:span></text:p>
      <text:p text:style-name="P11"><text:span text:style-name="T12">- исправлены межстраничные вызовы после переезда некоторых процедур в другие страницы </text:span><text:span text:style-name="T39">ROM </text:span><text:span text:style-name="T12">после добавления </text:span><text:span text:style-name="T39">Perfect </text:span><text:span text:style-name="T40">Commander.</text:span></text:p>
      <text:p text:style-name="P19"/>
      <text:p text:style-name="P10"><text:span text:style-name="T38">26.02.2013 </text:span><text:span text:style-name="T11">Версия 0.53а Исправление</text:span></text:p>
      <text:p text:style-name="P10"><text:span text:style-name="T11">- восстановил работу </text:span><text:span text:style-name="T38">FAT/SPG </text:span><text:span text:style-name="T11">загрузчика.</text:span></text:p>
      <text:p text:style-name="P27"/>
      <text:p text:style-name="P9"><text:span text:style-name="T37">25.02.2013 </text:span><text:span text:style-name="T10">Версия 0.53 Добавление</text:span></text:p>
      <text:p text:style-name="P9"><text:span text:style-name="T10">- в недра сервиса добавлен </text:span><text:span text:style-name="T37">Perfect Commander.</text:span></text:p>
      <text:p text:style-name="P18"/>
      <text:p text:style-name="P8"><text:span text:style-name="T36">20.01.2013 </text:span><text:span text:style-name="T9">Версия 0.52</text:span><text:span text:style-name="T36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36">CMOS</text:span><text:span text:style-name="T9">.</text:span></text:p>
      <text:p text:style-name="P17"/>
      <text:p text:style-name="P6"><text:span text:style-name="T35">26</text:span><text:span text:style-name="T34">.</text:span><text:span text:style-name="T35">12</text:span><text:span text:style-name="T34">.2012 </text:span><text:span text:style-name="T7">Версия 0.52а<text:tab/>Исправление</text:span></text:p>
      <text:p text:style-name="P7"><text:span text:style-name="T35">- </text:span><text:span text:style-name="T8">исправлена ошибка драйвера </text:span><text:span text:style-name="T35">NeoGS </text:span><text:span text:style-name="T8">из-за которой происходила порча некоторых ячеек при загрузке файлов при вызове через </text:span><text:span text:style-name="T35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34">RST 8.</text:span></text:p>
      <text:p text:style-name="P16"/>
      <text:p text:style-name="P5"><text:span text:style-name="T33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33">TR-DOS </text:span><text:span text:style-name="T6">диска.</text:span></text:p>
      <text:p text:style-name="P15"/>
      <text:p text:style-name="P4"><text:span text:style-name="T32">04.12.2012 </text:span><text:span text:style-name="T5">Версия 0.51</text:span><text:span text:style-name="T32">a </text:span><text:span text:style-name="T5">Исправление.</text:span></text:p>
      <text:p text:style-name="P4"><text:span text:style-name="T5">- исправлена блокировка при отсуствии </text:span><text:span text:style-name="T32">SD </text:span><text:span text:style-name="T5">карты на </text:span><text:span text:style-name="T32">NeoGS.</text:span></text:p>
      <text:p text:style-name="P26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27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27">NeoGS </text:span><text:span text:style-name="T2">при определении наличия </text:span><text:span text:style-name="T27">SD </text:span><text:span text:style-name="T2">карты из-за изменения настроек прерываний.</text:span></text:p>
      <text:p text:style-name="P22">- <text:span text:style-name="T28">устранена невозможность выбрать файл для загрузки с ленты при отсутствии в корне директорий.</text:span></text:p>
      <text:p text:style-name="P23">- <text:span text:style-name="T29">устранена проблема сброса/зависания при запуске </text:span><text:span text:style-name="T20">TAP </text:span><text:span text:style-name="T29">файлов при заблокированном режиме 48к.</text:span></text:p>
      <text:p text:style-name="P24">- <text:span text:style-name="T30">сделано автоопределение наличия </text:span><text:span text:style-name="T21">SD </text:span><text:span text:style-name="T30">карт с возможностью отключения.</text:span></text:p>
      <text:p text:style-name="P25"><text:span text:style-name="T31">- сделана выдача сообщение с блокировкой дальнейшей работы при обращении к примонтированному образу после удаления </text:span><text:span text:style-name="T22">SD </text:span><text:span text:style-name="T31">карты с которой был примонтирован образ.</text:span></text:p>
      <text:p text:style-name="P25"><text:span text:style-name="T31">- сделан контроль наличия </text:span><text:span text:style-name="T22">SD </text:span><text:span text:style-name="T31">карт с выдачей сообщения и блокировкой дальнейшей работы.</text:span></text:p>
      <text:p text:style-name="P25"><text:span text:style-name="T31">- переименован пункт </text:span><text:span text:style-name="T22">«W.Turbo Mode» </text:span><text:span text:style-name="T31">в </text:span><text:span text:style-name="T22">«W.CPU frequency».</text:span></text:p>
      <text:p text:style-name="P25"><text:span text:style-name="T31">- сделана принудительная полная инициализация после обновления </text:span><text:span text:style-name="T22">FlashROM.</text:span></text:p>
      <text:p text:style-name="P25"><text:span text:style-name="T31">- нажатие 0+</text:span><text:span text:style-name="T22">RESET </text:span><text:span text:style-name="T31">теперь не только возвращает основной режим, но и делает полную инициализацию внутренних переменных.</text:span></text:p>
      <text:p text:style-name="P25"><text:span text:style-name="T31">- сделан </text:span><text:span text:style-name="T22">CRC </text:span><text:span text:style-name="T31">контроль содержимого </text:span><text:span text:style-name="T22">CMOS </text:span><text:span text:style-name="T31">памяти используемых в работе, при неправильной </text:span><text:span text:style-name="T22">CRC </text:span><text:span text:style-name="T31">все используемые в работе ячейки перезаписываются исходными значениями.</text:span></text:p>
      <text:p text:style-name="P21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21">- пункт основного меню <text:span text:style-name="T18">«FAT boot» </text:span>переименован в «<text:span text:style-name="T18">File browser</text:span>».</text:p>
      <text:p text:style-name="P21">- в меню «<text:span text:style-name="T18">Service</text:span>» удалены пункты «<text:span text:style-name="T18">Load font 4 TEXTMODE</text:span>» и «<text:span text:style-name="T18">Image to RAMDISK</text:span>», функции этих пунктов теперь производятся через «<text:span text:style-name="T18">File browser</text:span>».</text:p>
      <text:p text:style-name="P21"><text:span text:style-name="T18">- </text:span>в меню «<text:span text:style-name="T18">Service</text:span>» добавлен пункт принудительного сброса на дефолтные значения <text:span text:style-name="T18">CMOS. </text:span>Также <text:soft-page-break/>добавлен пункт демонтирования образов, если ни один образ не примонтирован меню не появляется.</text:p>
      <text:p text:style-name="P21">- загрузка/запуск файлов раскиданные ранее по разным пунктам разных меню теперь производятся через «<text:span text:style-name="T18">File browser</text:span>», кроме обновления прошивок. Обновление прошивок оставлено на старом месте.</text:p>
      <text:p text:style-name="P21">- переделан порядок доступа к <text:span text:style-name="T18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8">.</text:span></text:p>
      <text:p text:style-name="P21">- работа с <text:span text:style-name="T18">FAT </text:span>полностью перенесена в ПЗУ, вся вызовы сделаны через <text:span text:style-name="T18">RST 8</text:span>.</text:p>
      <text:p text:style-name="P21">- сделана сортировка по первым символам для директорий/файлов (сначала для директорий, потом для файлов).</text:p>
      <text:p text:style-name="P21">- сделано монтирование <text:span text:style-name="T18">TRD </text:span>образов на чтение/запись непосредственно на <text:span text:style-name="T18">FAT.</text:span></text:p>
      <text:p text:style-name="P21">- сделано монтирование <text:span text:style-name="T18">TRD </text:span>образов из текстового файла <text:span text:style-name="T18">IMAGE.MNT. </text:span>Возможность сохранения примонтированных образов в этот файл пока отсутствует.</text:p>
      <text:p text:style-name="P21">- в главном меню добавлен пункт «<text:span text:style-name="T18">Setup</text:span>»<text:span text:style-name="T18">. </text:span>Пока в нем 2 пункта: включение/выключение звука нажатых клавиш и включение/выключение доступа к <text:span text:style-name="T18">SD card NeoGS.</text:span></text:p>
      <text:p text:style-name="P21"><text:span text:style-name="T18">- </text:span>в связи с возможностью монтирования <text:span text:style-name="T18">TRD </text:span>образов сделана запись в драйверах устройств, пока только для монтировщика образов. <text:span text:style-name="T18">FAT </text:span>возможностей записи пока не имеет.</text:p>
      <text:p text:style-name="P21">- окно «<text:span text:style-name="T18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21">- после переезда работы с <text:span text:style-name="T18">FAT </text:span>в ПЗУ инициализация всех устройств делается всегда сразу по сбросу.</text:p>
      <text:p text:style-name="P21">- сделано сохранение текущего пути при переходах по директориям.</text:p>
      <text:p text:style-name="P21">- обработчик и установщик <text:span text:style-name="T18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21">- шрифты для текстового режима теперь хранятся в упакованном виде.</text:p>
      <text:p text:style-name="P21">- переделаны вызовы <text:span text:style-name="T18">RST 8, </text:span>сделаны вызова из <text:span text:style-name="T18">EVO-DOS </text:span>для работы с примонтированными образами.</text:p>
      <text:p text:style-name="P21">- при загрузке <text:span text:style-name="T18">TAP </text:span>файлов через «<text:span text:style-name="T18">File browser</text:span>» принудительно включается бит эмуляции работы с лентой в <text:span text:style-name="T18">CMOS. </text:span>При вызове через «<text:span text:style-name="T18">Tape loader</text:span>» зависит от установленного режима.</text:p>
      <text:p text:style-name="P21">- при выборе <text:span text:style-name="T18">TRD </text:span>образов выдается меню выбора монтировать файл или загружать в рамдиск. <text:span text:style-name="T18">FDI </text:span>и <text:span text:style-name="T18">SCL </text:span>образа всегда грузятся в рамдиск.</text:p>
      <text:p text:style-name="P21"/>
      <text:p text:style-name="P21">24.01.2012 Версия 0.49<text:span text:style-name="T18">c </text:span>Переделки</text:p>
      <text:p text:style-name="P21">- переделаны обработчики <text:span text:style-name="T18">RST 8 </text:span>и <text:span text:style-name="T18">NMI </text:span>для полной независимости друг от друга.</text:p>
      <text:p text:style-name="P21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21">- исправлена проблема неправильного считывания фонта из-за несвоевременного переключения отображаемых экранов.</text:p>
      <text:p text:style-name="P21">- исправлено отображение некоторых регистров процессора.</text:p>
      <text:p text:style-name="P21"/>
      <text:p text:style-name="P21">18.01.2012 Версия 0.49 Добавление</text:p>
      <text:p text:style-name="P21">- добавлена поддержка волшебной кнопки <text:span text:style-name="T18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21"/>
      <text:p text:style-name="P21"><text:soft-page-break/>17.12.2011 Версия 0.48 Дополнение</text:p>
      <text:p text:style-name="P21">- немного переделан тест <text:span text:style-name="T18">PC </text:span>клавиатуры, добавлено управление светодиодом <text:span text:style-name="T18">Caps LOCK.</text:span></text:p>
      <text:p text:style-name="P21"><text:span text:style-name="T18">- </text:span>в меню сервис поменяны местами пункты <text:span text:style-name="T18">“Image to RAMDISK” </text:span>и<text:span text:style-name="T18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21"/>
      <text:p text:style-name="P21">16.12.2011 Версия 0.47<text:span text:style-name="T18">d </text:span>Исправление</text:p>
      <text:p text:style-name="P21">- исправлено не выставление режимов памяти и турбо при запуске <text:span text:style-name="T18">HDD boot </text:span>и <text:span text:style-name="T18">CD boot.</text:span> </text:p>
      <text:p text:style-name="P21"/>
      <text:p text:style-name="P21">16.12.2011 Версия 0.47<text:span text:style-name="T18">c </text:span>Исправление</text:p>
      <text:p text:style-name="P21">- внесено еще немного изменений в <text:span text:style-name="T18">SPG </text:span>загрузчик.</text:p>
      <text:p text:style-name="P21"/>
      <text:p text:style-name="P21">15.12.2011 Версия 0.47<text:span text:style-name="T18">b </text:span>Исправление</text:p>
      <text:p text:style-name="P21">- добавлены изменения в код <text:span text:style-name="T18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21">- переделан загрузчик HOBETA файлов и перенесен в другую страницу ROM.</text:p>
      <text:p text:style-name="P21">- добавлена возможность запускать <text:span text:style-name="T18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21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21">- добавлена возможность сброса в прошивку пользователя (<text:span text:style-name="T18">Custom ROM).</text:span></text:p>
      <text:p text:style-name="P21"><text:span text:style-name="T18">- </text:span>добавлена возможность менять прошивку пользователя (<text:span text:style-name="T18">Custom ROM) </text:span>размером 64 Кб не обновляя весь <text:span text:style-name="T18">ROM</text:span>.</text:p>
      <text:p text:style-name="P21">- изменены настройки хранимые в <text:span text:style-name="T18">CMOS </text:span>на противоположные для пунктов «<text:span text:style-name="T26">Reload FONT</text:span>» и «<text:span text:style-name="T26">Type FONT</text:span>». Теперь при инициализации настроек в <text:span text:style-name="T18">CMOS </text:span>пункты будут по умолчанию принимать значения <text:span text:style-name="T18">«</text:span><text:span text:style-name="T19">ON</text:span><text:span text:style-name="T18">» </text:span>и <text:span text:style-name="T18">«</text:span><text:span text:style-name="T19">CP866</text:span><text:span text:style-name="T18">» <text:s/></text:span><text:span text:style-name="T1">соответственно</text:span><text:span text:style-name="T18"> .</text:span></text:p>
      <text:p text:style-name="P21">- добавлено выставление режимов турбо при удержании <text:span text:style-name="T18">CS, SS, SPACE </text:span>при сбросе.</text:p>
      <text:p text:style-name="P21"/>
      <text:p text:style-name="P21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21"/>
      <text:p text:style-name="P2"><text:span text:style-name="T1">28.09.2011</text:span> <text:span text:style-name="T1">Версия 0.44 Исправления и дополнения</text:span></text:p>
      <text:p text:style-name="P21">- исправлен неправильное вычисления ширины окна из-за чего скроллер сдвигал не только в окне.</text:p>
      <text:p text:style-name="P21">- драйвера и менеджер устройств перенесены в ПЗУ и работают оттуда же. </text:p>
      <text:p text:style-name="P21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21">- исправлена ошибка из-за которой переключенные режимы не обновлялись на экране.</text:p>
      <text:p text:style-name="P21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21"/>
      <text:p text:style-name="P2"><text:span text:style-name="T1">21.07.2011</text:span> <text:span text:style-name="T1">Версия 0.41 Изменения и дополнения.</text:span></text:p>
      <text:p text:style-name="P21"><text:soft-page-break/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</text:span><text:span text:style-name="T1">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21"/>
      <text:p text:style-name="P21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21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21">- переделан вывод рамки для <text:span text:style-name="T18">CMOS editor </text:span>в зависимости от выбранного шрифта.</text:p>
      <text:p text:style-name="P21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21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21">- исправлена ошибка неправильного вычисления высоты файлового окна в зависимости от количества файлов</text:p>
      <text:p text:style-name="P21">- добавлено переключение загрузки с магнитофонного входа или с <text:span text:style-name="T18">FAT </text:span>устройств.</text:p>
      <text:p text:style-name="P21">- добавлена возможность загрузки и запуска <text:span text:style-name="T18">TAP </text:span>файлов.</text:p>
      <text:p text:style-name="P21"/>
      <text:p text:style-name="P21">23.03.2011 Версия 0.37 Дополнение.</text:p>
      <text:p text:style-name="P21">- в редакторе <text:span text:style-name="T18">CMOS </text:span>каждую секунду обновляются ячейки времени и перепечатываются на экране.</text:p>
      <text:p text:style-name="P21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21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21">- изменено ожидание нажатия клавиш при ошибках.</text:p>
      <text:p text:style-name="P21"/>
      <text:p text:style-name="P21">07.02.2011 Версия 0.31 Дополнение.</text:p>
      <text:p text:style-name="P21">- добавил очистку 128кб памяти по сбросу.</text:p>
      <text:p text:style-name="P2"/>
      <text:p text:style-name="P2"><text:soft-page-break/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</text:span><text:span text:style-name="T1">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21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21">- удалена очистка страниц памяти.</text:p>
      <text:p text:style-name="P21">- переделано форматирование рамдиска с учетом его нового формата.</text:p>
      <text:p text:style-name="P21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21">- рамдиск усложнился, в первой странице рамдиска создается таблица дорожек и секторов. Для <text:span text:style-name="T18">FDI </text:span>образа конвертируется заголок, для <text:span text:style-name="T18">TRD </text:span>и <text:span text:style-name="T18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21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</text:span><text:span text:style-name="T1">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21">- сделано принудительное определение <text:span text:style-name="T18">FAT </text:span>даже при наличии <text:span text:style-name="T18">MBR.</text:span></text:p>
      <text:p text:style-name="P21">- начало рамдиска переехало на одну страницу вниз.</text:p>
      <text:p text:style-name="P21"/>
      <text:p text:style-name="P21">28.11.2010 Версия 0.24 Изменения.</text:p>
      <text:p text:style-name="P21">- изменен прошивальщик ПЗУ. Теперь прошивает все ПЗУ полностью все 512 Кб. Соотвественно в файловом окне отображаются только <text:span text:style-name="T18">ROM </text:span>файлы размером 512 Кб. Файлы размером 64 Кб не отображаются и не прошиваются.</text:p>
      <text:p text:style-name="P21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21">- устранено появление мышиного курсора при выборе конфигурации и при переключении турбо режима.</text:p>
      <text:p text:style-name="P21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21">- исправлено вылезание курсора в файловом окне при отсуствии файлов и нажатии кнопки перехода на страницу вверх.</text:p>
      <text:p text:style-name="P21">- поправлена упущенная возможность запуска кодовых блоков через <text:span text:style-name="T18">«FAT boot» </text:span>с возможностью выхода в Бейсик.</text:p>
      <text:p text:style-name="P21"/>
      <text:p text:style-name="P21">13.11.2010 Версия 0.22 Добавление функционала и исправление ошибки.</text:p>
      <text:p text:style-name="P21">- исправлена ошибка высчитывания остатка загрузки в страницу памяти при загрузке <text:span text:style-name="T18">SCL </text:span>файлов.</text:p>
      <text:p text:style-name="P21">- добавлен<text:span text:style-name="T18"> </text:span>пункт <text:span text:style-name="T18">«Update FLASH ROM»</text:span> для быстрого обновления прошивок ПЗУ. </text:p>
      <text:p text:style-name="P21"/>
      <text:p text:style-name="P21">03.11.2010 Версия 0.21 Добавление функционала для поддержки <text:span text:style-name="T18">EVO-DOS.</text:span></text:p>
      <text:p text:style-name="P21">- добавлена возможность капирования в память для виртуального дисковода <text:span text:style-name="T18">TRD </text:span>и <text:span text:style-name="T18">SCL </text:span>(раскрытие <text:soft-page-break/>образов);</text:p>
      <text:p text:style-name="P21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8">DOS #3D13</text:span>;</text:p>
      <text:p text:style-name="P21">- на экране добавлена возможность менять виртуальный дискововод не только клавишей <text:span text:style-name="T18">“Y”, </text:span>но и при помощи мыши;</text:p>
      <text:p text:style-name="P21">- внизу экрана добавлен краткая помощь по клавишам не задействованным в меню и клавише вызова краткой помощи по основному управлению (<text:span text:style-name="T18">H+RESET);</text:span></text:p>
      <text:p text:style-name="P21">- переименованны пункты сервис меню для работы с рамдиском. Теперь пункты начинаются со слова <text:span text:style-name="T18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21">- исправлено невозможность выхода из ошибочной ситуации с выводом окна. При выдаче окна прерывания были зпрещены.</text:p>
      <text:p text:style-name="P21"/>
      <text:p text:style-name="P21">21.10.2010 Версия 0.2.1 Исправление ошибок.</text:p>
      <text:p text:style-name="P21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21">- исправлено зависание при включение мыши по кнопке 9.</text:p>
      <text:p text:style-name="P21">- исправлен вылет в Бейсик при отсуствии мыши и попытке ее включения.</text:p>
      <text:p text:style-name="P21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21"/>
      <text:p text:style-name="P21">07.10.2010 Версия 0.1A4 Продолжение переделок, тестовая версия.</text:p>
      <text:p text:style-name="P21">- исправлен вывод файлов и директорий при количестве больше высоты окна (скроллинг и страничное перемещение).</text:p>
      <text:p text:style-name="P21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21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21">- еще немного поэкспериментировал с отображением горячих клавиш в менюшках. <text:s/></text:p>
      <text:p text:style-name="P21"/>
      <text:p text:style-name="P2"><text:span text:style-name="T1">25.09.2010 Версия 0.1</text:span>A<text:span text:style-name="T1">2 Продолжение переделок, тестовая версия.</text:span></text:p>
      <text:p text:style-name="P21">- переделал некоторые меню по внешнему виду для общего стиля.</text:p>
      <text:p text:style-name="P21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21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21">- переделка внешнего вида.</text:p>
      <text:p text:style-name="P21">- переделана обработка горячих клавиш.</text:p>
      <text:p text:style-name="P21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21"/>
      <text:p text:style-name="P2"><text:soft-page-break/>17.09.2010 <text:span text:style-name="T1">Версия 0.1А Вторая ревизия сорцов, тестовая версия.</text:span></text:p>
      <text:p text:style-name="P21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21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21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21">- исправил смену режимов без перерисовки экрана.</text:p>
      <text:p text:style-name="P21">- при смене дисковода перерисовка происходит из-за возможно открытого файлового меню.</text:p>
      <text:p text:style-name="P21">- при открытом файловом меню для <text:span text:style-name="T18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21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21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21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21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21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21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<text:soft-page-break/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21">- исправлена возможность загрузки файлов размером максимум 40960 байт. В предыдущих версиях размер был максимум 40959 байт.</text:p>
      <text:p text:style-name="P21"/>
      <text:p text:style-name="P21">22.02.2010 Версия 0.11 Исправлен первый глюк.</text:p>
      <text:p text:style-name="P21">- неправильно отдавался тип <text:span text:style-name="T18">FAT </text:span>устройства микрозагрузчику <text:span text:style-name="T18">HOBETA </text:span>файлов.</text:p>
      <text:p text:style-name="P2"/>
      <text:p text:style-name="P2">21.02.2010 <text:span text:style-name="T1">Версия 0.1 Проверка и тестирование. </text:span></text:p>
      <text:p text:style-name="P29"><text:span text:style-name="T24">- за основу взяты исходники </text:span><text:span text:style-name="T23">GLUK 6.62. </text:span><text:span text:style-name="T24">Все исходники переведены в текстовый формат для </text:span><text:span text:style-name="T24">компиляции </text:span><text:span text:style-name="T1">SjASMPlus</text:span><text:span text:style-name="T23">. </text:span><text:span text:style-name="T24">При сборке используется упаковщик </text:span><text:span text:style-name="T23">MHMT.</text:span></text:p>
      <text:p text:style-name="P30"><text:span text:style-name="T25">- все исходники разбиты на несколько файлов по смыслу, хотя распределение не окончательное и </text:span><text:span text:style-name="T25">местами не точное. Многое осталось от исходного </text:span><text:span text:style-name="T23">GLUK</text:span><text:span text:style-name="T25">а. Так сказать «забадяжил» на старых </text:span><text:span text:style-name="T25">дрожжах.</text:span></text:p>
      <text:p text:style-name="P30"><text:span text:style-name="T25">- при переделке не пострадали и не изменялись все функции вызываемые по «Кнопка+</text:span><text:span text:style-name="T23">RESET</text:span><text:span text:style-name="T25">».</text:span></text:p>
      <text:p text:style-name="P30"><text:span text:style-name="T25">- без изменений остались </text:span><text:span text:style-name="T23">CD Boot </text:span><text:span text:style-name="T25">и </text:span><text:span text:style-name="T23">HDD Boot.</text:span></text:p>
      <text:p text:style-name="P30"><text:span text:style-name="T25">- полностью удален </text:span><text:span text:style-name="T23">PC.</text:span></text:p>
      <text:p text:style-name="P30"><text:span text:style-name="T25">- убрано определение байта </text:span><text:span text:style-name="T23">#47 </text:span><text:span text:style-name="T25">в ячейке </text:span><text:span text:style-name="T23">#12 CMOS.</text:span></text:p>
      <text:p text:style-name="P30"><text:span text:style-name="T23">- </text:span><text:span text:style-name="T25">удалены из исходников все опции связанные с компиляцией для АТМ.</text:span></text:p>
      <text:p text:style-name="P21">- убрана прозрачность окон.</text:p>
      <text:p text:style-name="P21">- убран вывод на экран уменьшенных копий сохраненных экранов, что создавало мусор на экране.</text:p>
      <text:p text:style-name="P30"><text:span text:style-name="T25">- удалены все пункты не имеющие никакой ценности. К ним относятся следующие пункты: </text:span><text:span text:style-name="T23">P.C., </text:span><text:span text:style-name="T23">P.C.512, Cache, R.C., STS, XAS, Save SCR, TR KEEPER. </text:span><text:span text:style-name="T25">Удален также вновь добавленный пункт </text:span><text:span text:style-name="T23">FATALL. </text:span></text:p>
      <text:p text:style-name="P30"><text:span text:style-name="T25">- в меню «</text:span><text:span text:style-name="T23">Kills</text:span><text:span text:style-name="T25">»</text:span><text:span text:style-name="T23"> </text:span><text:span text:style-name="T25">следующие изменения: удален пункт </text:span><text:span text:style-name="T23">Low MEM. </text:span><text:span text:style-name="T25">Пункт </text:span><text:span text:style-name="T23">Pages </text:span><text:span text:style-name="T25">переименован в </text:span><text:span text:style-name="T23">Pages </text:span><text:span text:style-name="T23">128 </text:span><text:span text:style-name="T25">по функциональности. Форматилки </text:span><text:span text:style-name="T23">RAM </text:span><text:span text:style-name="T25">диска также переименованы по смыслу и добавлена </text:span><text:span text:style-name="T25">форматилка на 640 килобайт (стандартный размер </text:span><text:span text:style-name="T23">TR-DOS </text:span><text:span text:style-name="T25">дискеты</text:span><text:span text:style-name="T23">)</text:span><text:span text:style-name="T25">.</text:span></text:p>
      <text:p text:style-name="P1"><text:span text:style-name="T25">- </text:span><text:span text:style-name="T24">там же в меню «</text:span><text:span text:style-name="T25">Kills</text:span><text:span text:style-name="T24">» оставлен копировщик дискет с форматированием диска-приемника.</text:span></text:p>
      <text:p text:style-name="P21">- временно убрана раскраска главного окна.</text:p>
      <text:p text:style-name="P30"><text:span text:style-name="T25">- у часов теперь не 2 состояния, а 3. Часы не найдены, на экране надпись </text:span><text:span text:style-name="T23">«NO CMOS». </text:span><text:span text:style-name="T25">Часы </text:span><text:span text:style-name="T25">найдены, но выключены. Надпись на экране </text:span><text:span text:style-name="T23">«OFF CMOS». </text:span><text:span text:style-name="T25">При найденных и включенных </text:span><text:span text:style-name="T25">соотвественно отображают время.</text:span></text:p>
      <text:p text:style-name="P30"><text:span text:style-name="T25">- обновление часов теперь происходит не по тайм ауту, а по установке бита 4 регистра </text:span><text:span text:style-name="T23">C </text:span><text:span text:style-name="T25">самих </text:span><text:span text:style-name="T2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30"><text:span text:style-name="T25">- определение часов делается по ячейке 0 (секунды). Ячейка </text:span><text:span text:style-name="T23">#11 </text:span><text:span text:style-name="T25">принимающее значение </text:span><text:span text:style-name="T23">#AA (</text:span><text:span text:style-name="T25">часы </text:span><text:span text:style-name="T25">включены)</text:span><text:span text:style-name="T23"> </text:span><text:span text:style-name="T25">или </text:span><text:span text:style-name="T23">#55 </text:span><text:span text:style-name="T25">(часы выключены) не используется для определения наличия часов.</text:span></text:p>
      <text:p text:style-name="P21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30"><text:span text:style-name="T25">- устранен глюк связанный с надписью </text:span><text:span text:style-name="T23">«I KNOW NOW». </text:span><text:span text:style-name="T25">При выбранном диске «</text:span><text:span text:style-name="T23">D</text:span><text:span text:style-name="T25">» и при </text:span><text:span text:style-name="T25">отсутствии на диске Бейсик файлов (при выборе «</text:span><text:span text:style-name="T23">GLUK BOOT</text:span><text:span text:style-name="T25">» выводится </text:span><text:span text:style-name="T23">«NO PROGS») </text:span><text:span text:style-name="T25">при </text:span><text:span text:style-name="T25">повторном нажатии </text:span><text:span text:style-name="T23">«Enter» выводилась</text:span><text:span text:style-name="T25"> окошко с текстом </text:span><text:span text:style-name="T23">«I KNOW NOW» </text:span><text:span text:style-name="T25">и все вешалось с </text:span><text:span text:style-name="T25">перерисовкой экрана без главного меню и выбранном диске </text:span><text:span text:style-name="T23">«A».</text:span></text:p>
      <text:p text:style-name="P29"><text:span text:style-name="T23">- </text:span><text:span text:style-name="T24">из-за использования части старого кода и неизменном (пока) главном цикле опроса управления не </text:span><text:span text:style-name="T24">устранен глюк с блокировкой клавиатуры. При наведении курсора мыши на буковки выбора дисководов </text:span><text:span text:style-name="T2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29">- в главное меню добавлен пункт <text:span text:style-name="T18">«FAT Boot» </text:span><text:span text:style-name="T1">для загрузки кодовых блоков записанных на </text:span><text:span text:style-name="T18">FAT </text:span><text:span text:style-name="T1">в </text:span><text:span text:style-name="T1">формате </text:span><text:span text:style-name="T18">HOBETA.</text:span></text:p>
      <text:p text:style-name="P30">- для работы с <text:span text:style-name="T18">FAT </text:span>добавлен соответствующий код и поддержка <text:span text:style-name="T18">SD </text:span>карт на <text:span text:style-name="T18">NeoGS </text:span>и <text:span text:style-name="T18">Z-</text:span>контроллер (на <text:span text:style-name="T18">ZX Evo </text:span>контроллер встроен в плату) и контроллер винчестера подключаемый по схеме <text:span text:style-name="T18">Nemo.</text:span></text:p>
      <text:p text:style-name="P29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18">GLUK</text:span><text:span text:style-name="T1">а открыты :</text:span><text:span text:style-name="T18">D</text:span></text:p>
      <text:p text:style-name="P29"><text:span text:style-name="T18">- </text:span><text:span text:style-name="T1">за глюки связанные с </text:span><text:span text:style-name="T18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5-18T10:52:18.78</dc:date>
    <meta:editing-duration>P26DT11H19M16S</meta:editing-duration>
    <meta:editing-cycles>168</meta:editing-cycles>
    <meta:generator>LibreOffice/4.0.2.2$Windows_x86 LibreOffice_project/4c82dcdd6efcd48b1d8bba66bfe1989deee49c3</meta:generator>
    <meta:document-statistic meta:table-count="0" meta:image-count="0" meta:object-count="0" meta:page-count="8" meta:paragraph-count="273" meta:word-count="3445" meta:character-count="23823" meta:non-whitespace-character-count="20634"/>
  </office:meta>
</office:document-meta>
</file>